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style="normal" style:text-underline-style="solid" style:text-underline-width="auto" style:text-underline-color="font-color" fo:font-weight="bold" officeooo:rsid="000f05de" style:font-style-asian="normal" style:font-weight-asian="bold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f05d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05dd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134d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3031f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4d46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607d3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62c2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05dde"/>
    </style:style>
    <style:style style:name="T12" style:family="text">
      <style:text-properties officeooo:rsid="00113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A(n) <text:span text:style-name="T1">program</text:span> is a set of instructions that a computer follows to perform a task.</text:p>
      <text:p text:style-name="Standard"><text:tab/>a. compiler</text:p>
      <text:p text:style-name="Standard"><text:tab/>b. program</text:p>
      <text:p text:style-name="Standard"><text:tab/>c. interpreter</text:p>
      <text:p text:style-name="Standard"><text:tab/>d. programming language<text:tab/></text:p>
      <text:p text:style-name="Standard"/>
      <text:p text:style-name="Standard">2. The physical devices that a computer is made of are referred to as <text:span text:style-name="T3">hardware</text:span>.</text:p>
      <text:p text:style-name="Standard"><text:tab/>a. hardware</text:p>
      <text:p text:style-name="Standard"><text:tab/>b. software</text:p>
      <text:p text:style-name="Standard"><text:tab/>c. the operating system</text:p>
      <text:p text:style-name="Standard"><text:tab/>d. tools<text:tab/></text:p>
      <text:p text:style-name="Standard"/>
      <text:p text:style-name="Standard">3. The part of a computer that runs programs is called <text:span text:style-name="T4">the CPU</text:span>.</text:p>
      <text:p text:style-name="Standard"><text:tab/>a. RAM</text:p>
      <text:p text:style-name="Standard"><text:tab/>b. secondary storage</text:p>
      <text:p text:style-name="Standard"><text:tab/>c. main memory</text:p>
      <text:p text:style-name="Standard"><text:tab/>e. the CPU</text:p>
      <text:p text:style-name="Standard"/>
      <text:p text:style-name="Standard">4. Today, CPUs are small chips known as <text:span text:style-name="T4">microprocessors</text:span>.</text:p>
      <text:p text:style-name="Standard"><text:tab/>a. ENIACs</text:p>
      <text:p text:style-name="Standard"><text:tab/>b. microprocessors</text:p>
      <text:p text:style-name="Standard"><text:tab/>c. memory chips</text:p>
      <text:p text:style-name="Standard"><text:tab/>d. operating systems</text:p>
      <text:p text:style-name="Standard"/>
      <text:p text:style-name="Standard">5. The computer stores a program while the program is running, as well as the data that</text:p>
      <text:p text:style-name="Standard">the program is working with, in <text:span text:style-name="T4">main memory</text:span>.</text:p>
      <text:p text:style-name="Standard"><text:tab/>a. secondary storage</text:p>
      <text:p text:style-name="Standard"><text:tab/>b. the CPU</text:p>
      <text:p text:style-name="Standard"><text:tab/>c. main memory</text:p>
      <text:p text:style-name="Standard"><text:tab/>d. the microprocessor</text:p>
      <text:p text:style-name="Standard"/>
      <text:p text:style-name="Standard">6. This is a volatile type of memory that is used only for temporary storage while a pro-</text:p>
      <text:p text:style-name="Standard">gram is running. <text:span text:style-name="T11">(</text:span><text:span text:style-name="T4">RAM</text:span><text:span text:style-name="T11">)</text:span></text:p>
      <text:p text:style-name="Standard"><text:tab/>a. RAM</text:p>
      <text:p text:style-name="Standard"><text:tab/>b. secondary storage</text:p>
      <text:p text:style-name="Standard"><text:tab/>c. the disk drive</text:p>
      <text:p text:style-name="Standard"><text:tab/>d. the USB driveReview Questions</text:p>
      <text:p text:style-name="Standard"/>
      <text:p text:style-name="Standard">7. A type of memory that can hold data for long periods of time, even when there is no</text:p>
      <text:p text:style-name="Standard">power to the computer, is called <text:span text:style-name="T9">secondary storage</text:span>.</text:p>
      <text:p text:style-name="Standard"><text:tab/>a. RAM</text:p>
      <text:p text:style-name="Standard"><text:tab/>b. main memory</text:p>
      <text:p text:style-name="Standard"><text:tab/>c. secondary storage</text:p>
      <text:p text:style-name="Standard"><text:tab/>d. CPU storage</text:p>
      <text:p text:style-name="Standard"/>
      <text:p text:style-name="Standard">8. A component that collects data from people or other devices and sends it to the com-</text:p>
      <text:p text:style-name="Standard">puter is called <text:span text:style-name="T8">an input device</text:span>.</text:p>
      <text:p text:style-name="Standard"><text:tab/>a. an output device</text:p>
      <text:p text:style-name="Standard"><text:tab/>b. an input device</text:p>
      <text:p text:style-name="Standard"><text:tab/>c. a secondary storage device</text:p>
      <text:p text:style-name="Standard"><text:tab/>d. main memory</text:p>
      <text:p text:style-name="Standard"/>
      <text:p text:style-name="Standard"><text:soft-page-break/>9. A video display is a(n) <text:span text:style-name="T7">output</text:span> device.</text:p>
      <text:p text:style-name="Standard"><text:tab/>a. output</text:p>
      <text:p text:style-name="Standard"><text:tab/>b. input</text:p>
      <text:p text:style-name="Standard"><text:tab/>c. secondary storage</text:p>
      <text:p text:style-name="Standard"><text:tab/>d. main memory</text:p>
      <text:p text:style-name="Standard"/>
      <text:p text:style-name="Standard">10. A <text:span text:style-name="T6">byte</text:span> is enough memory to store a letter of the alphabet or a small number.</text:p>
      <text:p text:style-name="Standard"><text:tab/>a. byte</text:p>
      <text:p text:style-name="Standard"><text:tab/>b. bit</text:p>
      <text:p text:style-name="Standard"><text:tab/>c. switch</text:p>
      <text:p text:style-name="Standard"><text:tab/>d. transistor</text:p>
      <text:p text:style-name="Standard"/>
      <text:p text:style-name="Standard">11. A byte is made up of eight <text:span text:style-name="T6">bits</text:span>.</text:p>
      <text:p text:style-name="Standard"><text:tab/>a. CPUs</text:p>
      <text:p text:style-name="Standard"><text:tab/>b. instructions</text:p>
      <text:p text:style-name="Standard"><text:tab/>c. variables</text:p>
      <text:p text:style-name="Standard"><text:tab/>d. bits</text:p>
      <text:p text:style-name="Standard"/>
      <text:p text:style-name="Standard">12. In the <text:span text:style-name="T5">binary</text:span> numbering system, all numeric values are written as sequences of 0s</text:p>
      <text:p text:style-name="Standard">and 1s.</text:p>
      <text:p text:style-name="Standard"><text:tab/>a. hexadecimal</text:p>
      <text:p text:style-name="Standard"><text:tab/>b. binary</text:p>
      <text:p text:style-name="Standard"><text:tab/>c. octal</text:p>
      <text:p text:style-name="Standard"><text:tab/>d. decimal</text:p>
      <text:p text:style-name="Standard"/>
      <text:p text:style-name="Standard">13. A bit that is turned off represents the following value: <text:span text:style-name="T5">0</text:span>.</text:p>
      <text:p text:style-name="Standard"><text:tab/>a. 1</text:p>
      <text:p text:style-name="Standard"><text:tab/>b. −1</text:p>
      <text:p text:style-name="Standard"><text:tab/>c. 0</text:p>
      <text:p text:style-name="Standard"><text:tab/>d. “no”</text:p>
      <text:p text:style-name="Standard"/>
      <text:p text:style-name="Standard">14. A set of 128 numeric codes that represent the English letters, various punctuation</text:p>
      <text:p text:style-name="Standard">marks, and other characters is <text:span text:style-name="T5">ASCII</text:span>.</text:p>
      <text:p text:style-name="Standard"><text:tab/>a. binary numbering</text:p>
      <text:p text:style-name="Standard"><text:tab/>b. ASCII</text:p>
      <text:p text:style-name="Standard"><text:tab/>c. Unicode</text:p>
      <text:p text:style-name="Standard"><text:tab/>d. ENIAC</text:p>
      <text:p text:style-name="Standard"/>
      <text:p text:style-name="Standard">15. An extensive encoding scheme that can represent characters for many languages in the</text:p>
      <text:p text:style-name="Standard">world is <text:span text:style-name="T5">Unicode</text:span>.</text:p>
      <text:p text:style-name="Standard"><text:tab/>a. binary numbering</text:p>
      <text:p text:style-name="Standard"><text:tab/>b. ASCII</text:p>
      <text:p text:style-name="Standard"><text:tab/>c. Unicode</text:p>
      <text:p text:style-name="Standard"><text:tab/>d. ENIAC</text:p>
      <text:p text:style-name="Standard"/>
      <text:p text:style-name="Standard">16. Negative numbers are encoded using the <text:span text:style-name="T5">two’s complement</text:span> technique.</text:p>
      <text:p text:style-name="Standard"><text:tab/>a. two’s complement</text:p>
      <text:p text:style-name="Standard"><text:tab/>b. floating point</text:p>
      <text:p text:style-name="Standard"><text:tab/>c. ASCII</text:p>
      <text:p text:style-name="Standard"><text:tab/>d. Unicode</text:p>
      <text:p text:style-name="Standard"/>
      <text:p text:style-name="Standard"/>
      <text:p text:style-name="Standard"><text:soft-page-break/>17. Real numbers are encoded using the <text:span text:style-name="T5">floating point notation</text:span> technique.</text:p>
      <text:p text:style-name="Standard"><text:tab/>a. two’s complement</text:p>
      <text:p text:style-name="Standard"><text:tab/>b. floating point</text:p>
      <text:p text:style-name="Standard"><text:tab/>c. ASCII</text:p>
      <text:p text:style-name="Standard"><text:tab/>d. Unicode</text:p>
      <text:p text:style-name="Standard"/>
      <text:p text:style-name="Standard">18. The tiny dots of color that digital images are composed of are called <text:span text:style-name="T5">pixels</text:span>.</text:p>
      <text:p text:style-name="Standard"><text:tab/>a. bits</text:p>
      <text:p text:style-name="Standard"><text:tab/>b. bytes</text:p>
      <text:p text:style-name="Standard"><text:tab/>c. color packets</text:p>
      <text:p text:style-name="Standard"><text:tab/>d. pixels</text:p>
      <text:p text:style-name="Standard"/>
      <text:p text:style-name="Standard">19. If you were to look at a machine language program, you would see <text:span text:style-name="T5">a stream of binary numbers</text:span>.</text:p>
      <text:p text:style-name="Standard"><text:tab/>a. Python code</text:p>
      <text:p text:style-name="Standard"><text:tab/>b. a stream of binary numbers</text:p>
      <text:p text:style-name="Standard"><text:tab/>c. English words</text:p>
      <text:p text:style-name="Standard"><text:tab/>d. circuits</text:p>
      <text:p text:style-name="Standard"/>
      <text:p text:style-name="Standard">20. In the part of the fetch-decode-execute cycle, the CPU determines which</text:p>
      <text:p text:style-name="Standard">operation it should perform. <text:span text:style-name="T12">(</text:span><text:span text:style-name="T5">decode</text:span><text:span text:style-name="T12">)</text:span></text:p>
      <text:p text:style-name="Standard"><text:tab/>a. fetch</text:p>
      <text:p text:style-name="Standard"><text:tab/>b. decode</text:p>
      <text:p text:style-name="Standard"><text:tab/>c. execute</text:p>
      <text:p text:style-name="Standard"><text:tab/>d. deconstruct</text:p>
      <text:p text:style-name="Standard"/>
      <text:p text:style-name="Standard">21. Computers can only execute programs that are written in <text:span text:style-name="T4">machine language</text:span>.</text:p>
      <text:p text:style-name="Standard"><text:tab/>a. Java</text:p>
      <text:p text:style-name="Standard"><text:tab/>b. assembly language</text:p>
      <text:p text:style-name="Standard"><text:tab/>c. machine language</text:p>
      <text:p text:style-name="Standard"><text:tab/>d. Python</text:p>
      <text:p text:style-name="Standard"/>
      <text:p text:style-name="Standard">22. The <text:span text:style-name="T4">assembler</text:span> translates an assembly language program to a machine language</text:p>
      <text:p text:style-name="Standard">program.</text:p>
      <text:p text:style-name="Standard"><text:tab/>a. assembler</text:p>
      <text:p text:style-name="Standard"><text:tab/>b. compiler</text:p>
      <text:p text:style-name="Standard"><text:tab/>c. translator</text:p>
      <text:p text:style-name="Standard"><text:tab/>d. interpreter</text:p>
      <text:p text:style-name="Standard"/>
      <text:p text:style-name="Standard">23. The words that make up a high-level programming language are called <text:span text:style-name="T4">key words</text:span>.</text:p>
      <text:p text:style-name="Standard"><text:tab/>a. binary instructions</text:p>
      <text:p text:style-name="Standard"><text:tab/>b. mnemonics</text:p>
      <text:p text:style-name="Standard"><text:tab/>c. commands</text:p>
      <text:p text:style-name="Standard"><text:tab/>d. key words</text:p>
      <text:p text:style-name="Standard"/>
      <text:p text:style-name="Standard">24. The rules that must be followed when writing a program are called <text:span text:style-name="T4">syntax</text:span>.</text:p>
      <text:p text:style-name="Standard"><text:tab/>a. syntax</text:p>
      <text:p text:style-name="Standard"><text:tab/>b. punctuation</text:p>
      <text:p text:style-name="Standard"><text:tab/>c. key words</text:p>
      <text:p text:style-name="Standard"><text:tab/>d. operators</text:p>
      <text:p text:style-name="Standard"/>
      <text:p text:style-name="Standard"/>
      <text:p text:style-name="Standard"><text:soft-page-break/></text:p>
      <text:p text:style-name="Standard">25. A(n) <text:span text:style-name="T4">compiler</text:span> program translates a high-level language program into a separate</text:p>
      <text:p text:style-name="Standard">machine language program.</text:p>
      <text:p text:style-name="Standard"><text:tab/>a. assembler</text:p>
      <text:p text:style-name="Standard"><text:tab/>b. compiler</text:p>
      <text:p text:style-name="Standard"><text:tab/>c. translator</text:p>
      <text:p text:style-name="Standard"><text:tab/>d. util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3:36:15.424692570</meta:creation-date>
    <dc:date>2019-05-05T13:55:05.853274605</dc:date>
    <meta:editing-duration>PT8M4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135" meta:word-count="639" meta:character-count="3571" meta:non-whitespace-character-count="2965"/>
  </office:meta>
</office:document-meta>
</file>